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text-properties officeooo:rsid="00014d7a" officeooo:paragraph-rsid="00014d7a"/>
    </style:style>
    <style:style style:name="P2" style:family="paragraph" style:parent-style-name="Heading_20_3">
      <style:text-properties officeooo:rsid="00030da4" officeooo:paragraph-rsid="00030da4"/>
    </style:style>
    <style:style style:name="P3" style:family="paragraph" style:parent-style-name="Text_20_body">
      <style:text-properties officeooo:rsid="00014d7a" officeooo:paragraph-rsid="00014d7a"/>
    </style:style>
    <style:style style:name="P4" style:family="paragraph" style:parent-style-name="Text_20_body">
      <style:text-properties officeooo:rsid="00030da4" officeooo:paragraph-rsid="00030da4"/>
    </style:style>
    <style:style style:name="P5" style:family="paragraph" style:parent-style-name="Text_20_body" style:list-style-name="L1">
      <style:text-properties officeooo:rsid="00030da4" officeooo:paragraph-rsid="00030da4"/>
    </style:style>
    <style:style style:name="P6" style:family="paragraph" style:parent-style-name="Text_20_body" style:list-style-name="L2">
      <style:text-properties officeooo:rsid="00030da4" officeooo:paragraph-rsid="00030da4"/>
    </style:style>
    <style:style style:name="P7" style:family="paragraph" style:parent-style-name="Text_20_body" style:list-style-name="L3">
      <style:text-properties officeooo:rsid="00030da4" officeooo:paragraph-rsid="00030da4"/>
    </style:style>
    <style:style style:name="P8" style:family="paragraph" style:parent-style-name="Text_20_body" style:list-style-name="L3">
      <style:text-properties officeooo:paragraph-rsid="00030da4"/>
    </style:style>
    <style:style style:name="P9" style:family="paragraph" style:parent-style-name="Text_20_body" style:list-style-name="L3">
      <style:text-properties officeooo:rsid="00046b29" officeooo:paragraph-rsid="00046b29"/>
    </style:style>
    <style:style style:name="P10" style:family="paragraph" style:parent-style-name="Text_20_body" style:list-style-name="L2">
      <style:text-properties officeooo:rsid="00063d0e" officeooo:paragraph-rsid="00063d0e"/>
    </style:style>
    <style:style style:name="P11" style:family="paragraph" style:parent-style-name="Text_20_body" style:list-style-name="L1">
      <style:text-properties officeooo:rsid="0006d235" officeooo:paragraph-rsid="0006d235"/>
    </style:style>
    <style:style style:name="T1" style:family="text">
      <style:text-properties officeooo:rsid="00030da4"/>
    </style:style>
    <style:style style:name="T2" style:family="text">
      <style:text-properties officeooo:rsid="00063d0e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eeting Protokoll<text:tab/><text:tab/><text:tab/><text:tab/><text:tab/><text:tab/>24.11.2021</text:h>
      <text:p text:style-name="P3">Anwesenheit:<text:tab/>Prof. Lochau, Josef Matwich</text:p>
      <text:p text:style-name="P3"/>
      <text:h text:style-name="P2" text:outline-level="3">Scrum</text:h>
      <text:list xml:id="list246764087" text:style-name="L1">
        <text:list-item>
          <text:p text:style-name="P5">Jedes Teammitglied sollte in der Lage sein eine Demo vom Projekt zu starten.</text:p>
        </text:list-item>
        <text:list-item>
          <text:p text:style-name="P5">Tests für Code schreiben → Code überarbeiten (Refactoring) → Tests ausführen</text:p>
          <text:list>
            <text:list-item>
              <text:p text:style-name="P5">Prof. Lochau hatte angemerkt, dass ich viel in einer Methode mache, was für den ersten Ansatz kein Problem ist. Zu Scrum gehört deswegen auch das Prinzip, welches oben genannt ist.</text:p>
            </text:list-item>
            <text:list-item>
              <text:p text:style-name="P11">Klare Empfehlung JUnit zum Testen des Java-Projektes zu verwenden.</text:p>
            </text:list-item>
          </text:list>
        </text:list-item>
      </text:list>
      <text:h text:style-name="P2" text:outline-level="3">Anforderungen</text:h>
      <text:list xml:id="list515101153" text:style-name="L2">
        <text:list-item>
          <text:p text:style-name="P6">Aufgrund des Austretens von Julia wird die Visualisierung bzw. Benutzerüberfläche nicht mehr Teil der Anforderungen sein.</text:p>
        </text:list-item>
        <text:list-item>
          <text:p text:style-name="P6">Das Projekt sollte am Ende einen Stand haben, dass man es an ein Nachfolgeteam übergeben kann, welches dann eine Visu aufsetzt.</text:p>
        </text:list-item>
        <text:list-item>
          <text:p text:style-name="P10">Benutzerfreundlich, sodass man nicht mehrere Konsolenprogramme hat</text:p>
          <text:list>
            <text:list-item>
              <text:p text:style-name="P10">Um den C++ SIFReader irgendwie etwas basteln, dass man einen Filechooser hat, z.B., dass vom Java-Projekt ein Script aufgerufen wird o.ä.</text:p>
            </text:list-item>
          </text:list>
        </text:list-item>
      </text:list>
      <text:p text:style-name="P4"/>
      <text:h text:style-name="P2" text:outline-level="3">Datenverarbeitung</text:h>
      <text:list xml:id="list3055102524" text:style-name="L3">
        <text:list-item>
          <text:p text:style-name="P7">RDF ist Teil der Anforderung, aber OWL nicht, d.h. die ganze Typisierung und Ontologie können wir erstmal außen vor lassen. (keine Prio)</text:p>
        </text:list-item>
        <text:list-item>
          <text:p text:style-name="P7">Wir können uns die RDF-Struktur selber festlegen bzw. definieren</text:p>
          <text:list>
            <text:list-item>
              <text:p text:style-name="P7">Wir sollten auch eigene URLs definieren, in denen nicht „tobiasvente“ steht.</text:p>
            </text:list-item>
            <text:list-item>
              <text:p text:style-name="P7">Zudem mit griffigen Präfixen arbeiten, sodass man nicht immer die komplette URL#Camera hat, sondern Präfix:Camera.</text:p>
            </text:list-item>
            <text:list-item>
              <text:p text:style-name="P9">Hierachische Aufbearbeitung der Daten aus dem SIF-File (<text:span text:style-name="T2">im Rahmen der Möglichkeiten).</text:span></text:p>
            </text:list-item>
          </text:list>
        </text:list-item>
        <text:list-item>
          <text:p text:style-name="P7">Jede RDF-Datei, die nach der von uns festgelegten RDF-Struktur erstellt wurde, soll in die Datenbank geschrieben werden können.</text:p>
          <text:list>
            <text:list-item>
              <text:p text:style-name="P8"><text:span text:style-name="T1">Also kein 100% dynamischer RDF zu CaosDB Adapter, sondern nur im Kontext der Experimente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11:25:49.831670660</meta:creation-date>
    <dc:date>2021-11-24T11:50:11.167683885</dc:date>
    <meta:editing-duration>PT9M1S</meta:editing-duration>
    <meta:editing-cycles>5</meta:editing-cycles>
    <meta:generator>LibreOffice/7.2.2.2$Linux_X86_64 LibreOffice_project/20$Build-2</meta:generator>
    <meta:document-statistic meta:table-count="0" meta:image-count="0" meta:object-count="0" meta:page-count="1" meta:paragraph-count="20" meta:word-count="254" meta:character-count="1663" meta:non-whitespace-character-count="1439"/>
  </office:meta>
</office:document-meta>
</file>